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e17" officeooo:paragraph-rsid="0016ee17"/>
    </style:style>
    <style:style style:name="P2" style:family="paragraph" style:parent-style-name="Standard">
      <style:text-properties officeooo:rsid="00189ba4" officeooo:paragraph-rsid="00189ba4"/>
    </style:style>
    <style:style style:name="P3" style:family="paragraph" style:parent-style-name="Standard">
      <style:text-properties officeooo:rsid="0019175b" officeooo:paragraph-rsid="0019175b"/>
    </style:style>
    <style:style style:name="P4" style:family="paragraph" style:parent-style-name="Standard">
      <style:text-properties officeooo:rsid="001af675" officeooo:paragraph-rsid="001af675"/>
    </style:style>
    <style:style style:name="P5" style:family="paragraph" style:parent-style-name="Standard">
      <style:text-properties officeooo:rsid="001bc81f" officeooo:paragraph-rsid="001bc81f"/>
    </style:style>
    <style:style style:name="P6" style:family="paragraph" style:parent-style-name="Standard">
      <style:text-properties officeooo:rsid="001c9221" officeooo:paragraph-rsid="001c9221"/>
    </style:style>
    <style:style style:name="P7" style:family="paragraph" style:parent-style-name="Standard">
      <style:text-properties officeooo:rsid="001c9221" officeooo:paragraph-rsid="001d7fd7"/>
    </style:style>
    <style:style style:name="P8" style:family="paragraph" style:parent-style-name="Standard">
      <style:text-properties officeooo:rsid="001c9221" officeooo:paragraph-rsid="001f526f"/>
    </style:style>
    <style:style style:name="P9" style:family="paragraph" style:parent-style-name="Standard">
      <style:text-properties officeooo:paragraph-rsid="001c9221"/>
    </style:style>
    <style:style style:name="P10" style:family="paragraph" style:parent-style-name="Standard">
      <style:text-properties officeooo:rsid="001f526f" officeooo:paragraph-rsid="001f526f"/>
    </style:style>
    <style:style style:name="P11" style:family="paragraph" style:parent-style-name="Standard">
      <style:text-properties officeooo:rsid="00211a7c" officeooo:paragraph-rsid="00211a7c"/>
    </style:style>
    <style:style style:name="T1" style:family="text">
      <style:text-properties officeooo:rsid="00189ba4"/>
    </style:style>
    <style:style style:name="T2" style:family="text">
      <style:text-properties officeooo:rsid="001af675"/>
    </style:style>
    <style:style style:name="T3" style:family="text">
      <style:text-properties officeooo:rsid="001c9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blatt 6</text:p>
      <text:p text:style-name="P1">Tim Rumrich</text:p>
      <text:p text:style-name="P1">Übung D</text:p>
      <text:p text:style-name="P1">Dienstag 10-11 Uhr</text:p>
      <text:p text:style-name="P1"/>
      <text:p text:style-name="P1">6.1</text:p>
      <text:p text:style-name="P1">a</text:p>
      <text:p text:style-name="P1">1 Röhren und Steckkarten (1924-1955)</text:p>
      <text:p text:style-name="P1">2 Transistoren und Stapelverarbeitung (1955-1965)</text:p>
      <text:p text:style-name="P1">3 Integrierte Schaltkreise und Mehrprogrammbetrieb (1965-1975)</text:p>
      <text:p text:style-name="P1">4 Hochintegrierte Schaltkreise und Mehrprogrammbetrieb (1975- )</text:p>
      <text:p text:style-name="P1">5 Parallelverarbeitung (199?- )</text:p>
      <text:p text:style-name="P1"/>
      <text:p text:style-name="P1">b</text:p>
      <text:p text:style-name="P1">Time Sharing Betrieb </text:p>
      <text:p text:style-name="P1">Nutzung des gleichen Rechners von mehreren Usern gleichzeitig →<text:span text:style-name="T1"> Rechenleistung des Prozessors wird unter den Usern aufgeteilt.</text:span></text:p>
      <text:p text:style-name="P1"/>
      <text:p text:style-name="P2">C</text:p>
      <text:p text:style-name="P2">Ken Thompson, Dennis Ritchie</text:p>
      <text:p text:style-name="P2">→ PDP-11 UNIX </text:p>
      <text:p text:style-name="P2">Bill Gates, Paul Allen</text:p>
      <text:p text:style-name="P2">→ BASIC Interpreter für Altair 8800 (Microsoft BASIC), MS-DOS</text:p>
      <text:p text:style-name="P2">Steve Jobs, Steve Wozniak</text:p>
      <text:p text:style-name="P2">→ erster Apple Computer</text:p>
      <text:p text:style-name="P1"/>
      <text:p text:style-name="P1">d</text:p>
      <text:p text:style-name="P3">Entwicklung des TCP/IP → Grundlage der Datenübertragung im modernen WWW</text:p>
      <text:p text:style-name="P3">Quasi Mitbegründer des Internets</text:p>
      <text:p text:style-name="P3"/>
      <text:p text:style-name="P3">6.2</text:p>
      <text:p text:style-name="P3">a</text:p>
      <text:p text:style-name="P3">Verdopplung der Komplexität integrierter Schaltkreise innerhalb eines festgelegten Zeitraumes (Je nach Quelle 12-24 Monate)</text:p>
      <text:p text:style-name="P3"/>
      <text:p text:style-name="P3">b</text:p>
      <text:p text:style-name="P3">Ursprünglich Forschungsprojekt am CERN, Ziel Forschungsergebnisse leicht untereinander austauschen zu können <text:span text:style-name="T2">(1990-1992)</text:span></text:p>
      <text:p text:style-name="P3"/>
      <text:p text:style-name="P3">c</text:p>
      <text:p text:style-name="P4">Gesellschaft für Informatik</text:p>
      <text:p text:style-name="P4">Informationstechnische Gesellschaft</text:p>
      <text:p text:style-name="P4">Association for Computing</text:p>
      <text:p text:style-name="P3"/>
      <text:p text:style-name="P3"/>
      <text:p text:style-name="P3">d</text:p>
      <text:p text:style-name="P5">OSI und FSF unterscheiden sich dadurch, dass OSI Software auch in propreitärer Software genutzt werden kann, FSF Software verbietet/erschwert das durch das Copyleft.</text:p>
      <text:p text:style-name="P5"/>
      <text:p text:style-name="P5">OSI→ Open Source als Konkurrenz zu Prop. Software</text:p>
      <text:p text:style-name="P5">FSF→ Prop. Software ist unethisch, Vermischung ist nicht möglich</text:p>
      <text:p text:style-name="P5"/>
      <text:p text:style-name="P5"><text:soft-page-break/>6.3</text:p>
      <text:p text:style-name="P5">a</text:p>
      <text:p text:style-name="P5">Information: Abstrakt</text:p>
      <text:p text:style-name="P5">Repräsentation: Interpretation der Information</text:p>
      <text:p text:style-name="P5"/>
      <text:p text:style-name="P5">Bsp: Morsecode, Rauchzeichen (Repräsentation) zur Übermittlung von Nachrichten(Information)</text:p>
      <text:p text:style-name="P5"/>
      <text:p text:style-name="P5">b</text:p>
      <text:p text:style-name="P6"/>
      <text:p text:style-name="P6"/>
      <text:p text:style-name="P6">6.4</text:p>
      <text:p text:style-name="P6">a</text:p>
      <text:p text:style-name="P6">0</text:p>
      <text:p text:style-name="P6">0000</text:p>
      <text:p text:style-name="P6">001</text:p>
      <text:p text:style-name="P6">01</text:p>
      <text:p text:style-name="P6">01</text:p>
      <text:p text:style-name="P6">0100</text:p>
      <text:p text:style-name="P6">0101</text:p>
      <text:p text:style-name="P6">01011</text:p>
      <text:p text:style-name="P6">011</text:p>
      <text:p text:style-name="P6">1</text:p>
      <text:p text:style-name="P6">10</text:p>
      <text:p text:style-name="P6">100</text:p>
      <text:p text:style-name="P6">110</text:p>
      <text:p text:style-name="P6">11000</text:p>
      <text:p text:style-name="P6">111</text:p>
      <text:p text:style-name="P6">1110</text:p>
      <text:p text:style-name="P6">11100</text:p>
      <text:p text:style-name="P6"/>
      <text:p text:style-name="P6">b</text:p>
      <text:p text:style-name="P9"><text:span text:style-name="T3"><text:s/>ε</text:span></text:p>
      <text:p text:style-name="P6">0</text:p>
      <text:p text:style-name="P6">01</text:p>
      <text:p text:style-name="P6">013</text:p>
      <text:p text:style-name="P7">014 </text:p>
      <text:p text:style-name="P7">05</text:p>
      <text:p text:style-name="P6">051</text:p>
      <text:p text:style-name="P6">053</text:p>
      <text:p text:style-name="P6">0530</text:p>
      <text:p text:style-name="P6">146</text:p>
      <text:p text:style-name="P6">20111</text:p>
      <text:p text:style-name="P6">203</text:p>
      <text:p text:style-name="P6">3</text:p>
      <text:p text:style-name="P6">310</text:p>
      <text:p text:style-name="P7">3112</text:p>
      <text:p text:style-name="P8">32</text:p>
      <text:p text:style-name="P8">5 </text:p>
      <text:p text:style-name="P8">777</text:p>
      <text:p text:style-name="P8"/>
      <text:p text:style-name="P8"/>
      <text:p text:style-name="P8"/>
      <text:p text:style-name="P10"><text:soft-page-break/>6.5</text:p>
      <text:p text:style-name="P10">a</text:p>
      <text:p text:style-name="P10">01 01<text:tab/><text:tab/>01 10<text:tab/><text:tab/>01 11</text:p>
      <text:p text:style-name="P10">10 01<text:tab/><text:tab/>10 10<text:tab/><text:tab/>10 11</text:p>
      <text:p text:style-name="P10">11 01<text:tab/><text:tab/>11 10<text:tab/><text:tab/>11 11</text:p>
      <text:p text:style-name="P10"/>
      <text:p text:style-name="P10">b</text:p>
      <text:p text:style-name="P10">001 001 01<text:tab/><text:tab/>001 110 01</text:p>
      <text:p text:style-name="P10">110 001 01<text:tab/><text:tab/>110 001 01</text:p>
      <text:p text:style-name="P10"/>
      <text:p text:style-name="P10">c</text:p>
      <text:p text:style-name="P10">110110</text:p>
      <text:p text:style-name="P10">→ Da L³ 6 Zeichen hat und L kein Element mit 2 aufeinanderfolgenden 0 hat, muss die Lösung aus 2 110 bestehen (bzw aus 11 01 10)</text:p>
      <text:p text:style-name="P10"/>
      <text:p text:style-name="P11">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1T10:45:56.202845566</meta:creation-date>
    <dc:date>2019-11-22T10:25:38.079402966</dc:date>
    <meta:editing-duration>PT2H2M7S</meta:editing-duration>
    <meta:editing-cycles>1</meta:editing-cycles>
    <meta:document-statistic meta:table-count="0" meta:image-count="0" meta:object-count="0" meta:page-count="3" meta:paragraph-count="93" meta:word-count="301" meta:character-count="1849" meta:non-whitespace-character-count="1629"/>
    <meta:generator>LibreOffice/6.3.3.2.0$Linux_X86_64 LibreOffice_project/efd344762d9d19af2cac84c1651e18355008a6ed</meta:generator>
  </office:meta>
</office:document-meta>
</file>